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 Math" svg:font-family="'MathJax Math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1cm" fo:margin-right="1cm" fo:text-indent="0cm" style:auto-text-indent="false"/>
    </style:style>
    <style:style style:name="P2" style:family="paragraph" style:parent-style-name="Preformatted_20_Text">
      <style:paragraph-properties fo:margin-left="1cm" fo:margin-right="1cm" fo:margin-top="0cm" fo:margin-bottom="0.499cm" loext:contextual-spacing="false" fo:text-indent="0cm" style:auto-text-indent="false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style:font-name="MathJax Math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strings-and-lists"/>Strings and lists</text:h>
      <text:p text:style-name="Quotations">We've already seen numbers and strings, but <text:bookmark text:name="term-698"/><text:a xlink:type="simple" xlink:href="http://rosalind.info/glossary/python/" text:style-name="Internet_20_link" text:visited-style-name="Visited_20_Internet_20_Link">Python</text:a> also has variable types that can hold more than one piece of data at a time. The simplest such variable is a list.</text:p>
      <text:p text:style-name="Quotations">You can assign data to a list in the following way: <text:span text:style-name="Source_20_Text">list_name = [item_1, item_2, ..., item_n]</text:span>. The items of the list can be of any other type: integer, float, string. You even explore your inner Zen and make lists of lists!</text:p>
      <text:p text:style-name="Quotations">Any item in a list can be accessed by its index, or the number that indicates its place in the list. For example, try running the following code:</text:p>
      <text:p text:style-name="P1">tea_party = ['March Hare', 'Hatter', 'Dormouse', 'Alice']</text:p>
      <text:p text:style-name="P2">print tea_party[2]</text:p>
      <text:p text:style-name="Quotations">Your output should be:</text:p>
      <text:p text:style-name="P2">Dormouse</text:p>
      <text:p text:style-name="Quotations">Note that the output was <text:span text:style-name="Emphasis">not</text:span> <text:span text:style-name="Source_20_Text">Hatter</text:span>, as you might have guessed. This is because in <text:bookmark text:name="term-6981"/><text:a xlink:type="simple" xlink:href="http://rosalind.info/glossary/python/" text:style-name="Internet_20_link" text:visited-style-name="Visited_20_Internet_20_Link">Python</text:a>, indexing begins with 0, not 1. This property is called 0-based numbering, and it's shared by many programming languages.</text:p>
      <text:p text:style-name="Quotations">You can easily change existing list items by reassigning them. Try running the following:</text:p>
      <text:p text:style-name="P1">tea_party[1] = 'Cheshire Cat'</text:p>
      <text:p text:style-name="P2">print tea_party</text:p>
      <text:p text:style-name="Quotations">This code should output the list with "Hatter" replaced by "Cheshire Cat":</text:p>
      <text:p text:style-name="P2">March Hare, Cheshire Cat, Dormouse, Alice</text:p>
      <text:p text:style-name="Quotations">You can also add items to the end of an existing list by using the function <text:span text:style-name="Source_20_Text">append()</text:span>:</text:p>
      <text:p text:style-name="P1">tea_party.append('Jabberwocky')</text:p>
      <text:p text:style-name="P2">print tea_party</text:p>
      <text:p text:style-name="Quotations">This code outputs the following:</text:p>
      <text:p text:style-name="P2">March Hare, Cheshire Cat, Dormouse, Alice, Jabberwocky</text:p>
      <text:p text:style-name="Quotations">If you need to obtain only some of a list, you can use the notation <text:span text:style-name="Source_20_Text">list_name[a:b]</text:span> to get only those from index <text:span text:style-name="Source_20_Text">a</text:span> up to but <text:span text:style-name="Emphasis">not</text:span> including index <text:span text:style-name="Source_20_Text">b</text:span>. For example, <text:span text:style-name="Source_20_Text">tea_party[1:3]</text:span> returns <text:span text:style-name="Source_20_Text">Cheshire Cat, Dormouse</text:span>, not <text:span text:style-name="Source_20_Text">Cheshire Cat, Dormouse, Alice</text:span>. This process is called "list slicing".</text:p>
      <text:p text:style-name="Quotations">If the first index of the slice is unspecified, then <text:bookmark text:name="term-6982"/><text:a xlink:type="simple" xlink:href="http://rosalind.info/glossary/python/" text:style-name="Internet_20_link" text:visited-style-name="Visited_20_Internet_20_Link">Python</text:a> assumes that the slice begins with the beginning of the list (i.e., index 0); if the second index of the slice is unspecified, then you will obtain the items at the end of the list. For example, <text:span text:style-name="Source_20_Text">tea_party[:2]</text:span> returns <text:span text:style-name="Source_20_Text">March Hare, Cheshire Cat</text:span> and <text:span text:style-name="Source_20_Text">tea_party[3:]</text:span> returns <text:span text:style-name="Source_20_Text">Alice, Jabberwocky</text:span>.</text:p>
      <text:p text:style-name="Quotations"><text:soft-page-break/>You can also use negative indices to count items backtracking from the end of the list. So <text:span text:style-name="Source_20_Text">tea_party[-2:]</text:span> returns the same output as <text:span text:style-name="Source_20_Text">tea_party[3:]</text:span>: <text:span text:style-name="Source_20_Text">Alice, Jabberwocky</text:span>.</text:p>
      <text:p text:style-name="Quotations">Finally, <text:bookmark text:name="term-6983"/><text:a xlink:type="simple" xlink:href="http://rosalind.info/glossary/python/" text:style-name="Internet_20_link" text:visited-style-name="Visited_20_Internet_20_Link">Python</text:a> equips you with the magic ability to slice strings the same way that you slice lists. A string can be considered as a list of characters, each of which having its own index starting from 0. For example, try running the following code:</text:p>
      <text:p text:style-name="P1">a = 'flimsy'</text:p>
      <text:p text:style-name="P1">b = 'miserable'</text:p>
      <text:p text:style-name="P1">c = b[0:1] + a[2:]</text:p>
      <text:p text:style-name="P2">print c</text:p>
      <text:p text:style-name="Quotations">This code will output the string formed by the first character of <text:span text:style-name="Source_20_Text">miserable</text:span> and the last four characters of <text:span text:style-name="Source_20_Text">flimsy</text:span>:</text:p>
      <text:p text:style-name="P2">mimsy</text:p>
      <text:h text:style-name="Heading_20_2" text:outline-level="2"><text:bookmark text:name="problem"/>Problem</text:h>
      <text:p text:style-name="Text_20_body">Given: A string <text:bookmark text:name="MathJax-Element-1-Frame"/><text:bookmark text:name="MathJax-Span-1"/><text:bookmark text:name="MathJax-Span-2"/><text:bookmark text:name="MathJax-Span-3"/><text:span text:style-name="T1">s</text:span></text:p>
      <text:p text:style-name="Text_20_body">of length at most 200 letters and four integers <text:bookmark text:name="MathJax-Element-2-Frame"/><text:bookmark text:name="MathJax-Span-4"/><text:bookmark text:name="MathJax-Span-5"/><text:bookmark text:name="MathJax-Span-6"/><text:span text:style-name="T1">a</text:span>, <text:bookmark text:name="MathJax-Element-3-Frame"/><text:bookmark text:name="MathJax-Span-7"/><text:bookmark text:name="MathJax-Span-8"/><text:bookmark text:name="MathJax-Span-9"/><text:span text:style-name="T1">b</text:span>, <text:bookmark text:name="MathJax-Element-4-Frame"/><text:bookmark text:name="MathJax-Span-10"/><text:bookmark text:name="MathJax-Span-11"/><text:bookmark text:name="MathJax-Span-12"/><text:span text:style-name="T1">c</text:span> and <text:bookmark text:name="MathJax-Element-5-Frame"/><text:bookmark text:name="MathJax-Span-13"/><text:bookmark text:name="MathJax-Span-14"/><text:bookmark text:name="MathJax-Span-15"/><text:span text:style-name="T1">d</text:span></text:p>
      <text:p text:style-name="Text_20_body">.</text:p>
      <text:p text:style-name="Text_20_body">Return: The slice of this string from indices <text:bookmark text:name="MathJax-Element-6-Frame"/><text:bookmark text:name="MathJax-Span-16"/><text:bookmark text:name="MathJax-Span-17"/><text:bookmark text:name="MathJax-Span-18"/><text:span text:style-name="T1">a</text:span></text:p>
      <text:p text:style-name="Text_20_body">through <text:bookmark text:name="MathJax-Element-7-Frame"/><text:bookmark text:name="MathJax-Span-19"/><text:bookmark text:name="MathJax-Span-20"/><text:bookmark text:name="MathJax-Span-21"/><text:span text:style-name="T1">b</text:span> and <text:bookmark text:name="MathJax-Element-8-Frame"/><text:bookmark text:name="MathJax-Span-22"/><text:bookmark text:name="MathJax-Span-23"/><text:bookmark text:name="MathJax-Span-24"/><text:span text:style-name="T1">c</text:span> through <text:bookmark text:name="MathJax-Element-9-Frame"/><text:bookmark text:name="MathJax-Span-25"/><text:bookmark text:name="MathJax-Span-26"/><text:bookmark text:name="MathJax-Span-27"/><text:span text:style-name="T1">d</text:span></text:p>
      <text:p text:style-name="Text_20_body">(with space in between), <text:span text:style-name="Emphasis">inclusively</text:span>.</text:p>
      <text:h text:style-name="Heading_20_2" text:outline-level="2"><text:bookmark text:name="sample-dataset"/>Sample Dataset</text:h>
      <text:p text:style-name="Preformatted_20_Text">HumptyDumptysatonawallHumptyDumptyhadagreatfallAlltheKingshorsesandalltheKingsmenCouldntputHumptyDumptyinhisplaceagain.</text:p>
      <text:p text:style-name="P3">22 27 97 102</text:p>
      <text:h text:style-name="Heading_20_2" text:outline-level="2"><text:bookmark text:name="sample-output"/>Sample Output</text:h>
      <text:p text:style-name="P3">Humpty Dumpty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 Math" svg:font-family="'MathJax Math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2:43:10.623000000</meta:creation-date>
    <dc:date>2016-11-06T12:43:59.648000000</dc:date>
    <meta:editing-duration>PT49S</meta:editing-duration>
    <meta:editing-cycles>1</meta:editing-cycles>
    <meta:document-statistic meta:table-count="0" meta:image-count="0" meta:object-count="0" meta:page-count="2" meta:paragraph-count="41" meta:word-count="487" meta:character-count="2913" meta:non-whitespace-character-count="2467"/>
    <meta:generator>LibreOffice/5.1.5.2$Windows_x86 LibreOffice_project/7a864d8825610a8c07cfc3bc01dd4fce6a9447e5</meta:generator>
  </office:meta>
</office:document-meta>
</file>